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Standar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"/>
    <style:style style:name="P3" style:family="paragraph" style:parent-style-name="Standard" style:list-style-name="L3"/>
    <style:style style:name="P4" style:family="paragraph" style:parent-style-name="Standard" style:list-style-name="L2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Table_20_Contents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Bullet_20_Symbols" style:num-prefix="b_" style:num-suffix="_a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b_" style:num-suffix="_a" style:num-format="1" text:start-value="2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b_" style:num-suffix="_a" style:num-format="1" text:start-value="20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b_" style:num-suffix="_a" style:num-format="1" text:start-value="20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b_" style:num-suffix="_a" style:num-format="1" text:start-value="20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b_" style:num-suffix="_a" style:num-format="1" text:start-value="20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b_" style:num-suffix="_a" style:num-format="1" text:start-value="20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b_" style:num-suffix="_a" style:num-format="1" text:start-value="20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b_" style:num-suffix="_a" style:num-format="1" text:start-value="20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b_" style:num-suffix="_a" style:num-format="1" text:start-value="2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 text:consecutive-numbering="true">
      <text:list-level-style-bullet text:level="1" text:style-name="Bullet_20_Symbols" text:bullet-char="©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ώ" text:bullet-relative-size="200%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bullet text:level="3" text:style-name="Bullet_20_Symbols" text:bullet-char="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egoe UI"/>
      </text:list-level-style-bullet>
      <text:list-level-style-bullet text:level="4" text:style-name="Bullet_20_Symbols" text:bullet-char="©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text:bullet-char="©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text:bullet-char="©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text:bullet-char="©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text:bullet-char="©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text:bullet-char="©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text:bullet-char="©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  <text:list-style style:name="L5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49185838889821746" text:style-name="L1">
        <text:list-item>
          <text:p text:style-name="P1">ListItem – Expected: 1.</text:p>
        </text:list-item>
        <text:list-item>
          <text:p text:style-name="P1">ListItem – Expected: 2.</text:p>
          <text:list>
            <text:list-item>
              <text:p text:style-name="P1">ListItem – Expected: 1.</text:p>
            </text:list-item>
            <text:list-item>
              <text:p text:style-name="P1">ListItem – Expected: 2.</text:p>
            </text:list-item>
          </text:list>
        </text:list-item>
        <text:list-item>
          <text:p text:style-name="P1">ListItem – Expected: 3.</text:p>
        </text:list-item>
        <text:list-item>
          <text:p text:style-name="P1">ListItem – Expected: 4.</text:p>
          <text:list>
            <text:list-item>
              <text:p text:style-name="P1">ListItem – Expected: 1.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7494341191816107192" text:style-name="L2">
              <text:list-item>
                <text:p text:style-name="P7">a</text:p>
              </text:list-item>
            </text:list>
          </table:table-cell>
          <table:table-cell table:style-name="Table2.B1" office:value-type="string">
            <text:list xml:id="list41357431" text:continue-numbering="true" text:style-name="L2">
              <text:list-item>
                <text:p text:style-name="P7"/>
              </text:list-item>
            </text:list>
          </table:table-cell>
        </table:table-row>
      </table:table>
      <text:list xml:id="list41362666" text:continue-list="list8349185838889821746" text:style-name="L1">
        <text:list-item>
          <text:list>
            <text:list-item>
              <text:p text:style-name="P1">ListItem – Expected: 2.</text:p>
            </text:list-item>
          </text:list>
        </text:list-item>
        <text:list-item>
          <text:p text:style-name="P1">ListItem – Expected: 5.</text:p>
        </text:list-item>
        <text:list-item>
          <text:p text:style-name="P1">ListItem – Expected: 6.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41338543" text:continue-list="list41357431" text:style-name="L2">
              <text:list-item>
                <text:p text:style-name="P7">b</text:p>
              </text:list-item>
            </text:list>
          </table:table-cell>
          <table:table-cell table:style-name="Table1.B1" office:value-type="string">
            <text:list xml:id="list41347835" text:continue-numbering="true" text:style-name="L2">
              <text:list-item>
                <text:p text:style-name="P7"/>
              </text:list-item>
            </text:list>
          </table:table-cell>
        </table:table-row>
      </table:table>
      <text:list xml:id="list41364606" text:continue-list="list41362666" text:style-name="L1">
        <text:list-item>
          <text:p text:style-name="P1">ListItem – Expected: 7.</text:p>
        </text:list-item>
        <text:list-item>
          <text:p text:style-name="P1">ListItem 2</text:p>
          <text:list xml:id="list007">
            <text:list-item>
              <text:p text:style-name="P1">ListItem 3</text:p>
            </text:list-item>
            <text:list-item>
              <text:p text:style-name="P1">ListItem 4</text:p>
            </text:list-item>
          </text:list>
        </text:list-item>
        <text:list-item>
          <text:p text:style-name="P1">ListItem 5 (TO BE CONTINUED)</text:p>
          <text:p text:style-name="P1"/>
        </text:list-item>
      </text:list>
      <text:list xml:id="list9042804303219460212" text:style-name="L3">
        <text:list-item>
          <text:p text:style-name="P3">ListItem A</text:p>
          <text:list>
            <text:list-item>
              <text:p text:style-name="P3">ListItem B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">ListItem C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ListItem D</text:p>
            </text:list-item>
          </text:list>
        </text:list-item>
        <text:list-item>
          <text:p text:style-name="P3">ListItem E</text:p>
        </text:list-item>
        <text:list-item>
          <text:p text:style-name="P3">ListItem F</text:p>
        </text:list-item>
      </text:list>
      <text:list xml:id="list41335606" text:continue-list="list41347835" text:style-name="L2">
        <text:list-item>
          <text:p text:style-name="P4"/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list xml:id="list41335295" text:continue-numbering="true" text:style-name="L2">
              <text:list-item>
                <text:p text:style-name="P7">c</text:p>
              </text:list-item>
            </text:list>
          </table:table-cell>
        </table:table-row>
      </table:table>
      <text:list xml:id="list41357024" text:continue-numbering="true" text:style-name="L2">
        <text:list-item>
          <text:p text:style-name="P4"/>
        </text:list-item>
      </text:list>
      <text:list xml:id="list41346790" text:continue-list="list9042804303219460212" text:style-name="L3">
        <text:list-item>
          <text:p text:style-name="P3">ListItem A</text:p>
          <text:list>
            <text:list-item>
              <text:p text:style-name="P3">ListItem B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">ListItem C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ListItem D</text:p>
            </text:list-item>
          </text:list>
        </text:list-item>
        <text:list-item>
          <text:p text:style-name="P3">ListItem E</text:p>
        </text:list-item>
        <text:list-item>
          <text:p text:style-name="P3">ListItem F</text:p>
        </text:list-item>
      </text:list>
      <text:p text:style-name="P2"/>
      <text:list xml:id="list4045764212042834544" text:style-name="L4">
        <text:list-item>
          <text:p text:style-name="P5">a</text:p>
          <text:list>
            <text:list-item>
              <text:p text:style-name="P5">b</text:p>
              <text:list>
                <text:list-item>
                  <text:p text:style-name="P5">c</text:p>
                </text:list-item>
              </text:list>
            </text:list-item>
          </text:list>
        </text:list-item>
        <text:list-item>
          <text:p text:style-name="P5">d</text:p>
        </text:list-item>
      </text:list>
      <text:p text:style-name="P2"/>
      <text:list xml:id="list7335466225685522178" text:style-name="L5">
        <text:list-item>
          <text:p text:style-name="P6">aa</text:p>
          <text:list>
            <text:list-item>
              <text:p text:style-name="P6">bb</text:p>
              <text:list>
                <text:list-item>
                  <text:p text:style-name="P6">cc</text:p>
                </text:list-item>
              </text:list>
            </text:list-item>
          </text:list>
        </text:list-item>
        <text:list-item>
          <text:p text:style-name="P6">dd</text:p>
          <text:p text:style-name="P6"/>
        </text:list-item>
      </text:list>
      <text:p text:style-name="P2"/>
      <text:list xml:id="list41335879" text:continue-list="list41364606" text:style-name="L5">
        <text:list-item>
          <text:p text:style-name="P6">CONTINUED</text:p>
        </text:list-item>
        <text:list-item>
          <text:p text:style-name="P6">ListItem 2</text:p>
          <text:list text:continue-list="list007">
            <text:list-item>
              <text:p text:style-name="P6">ListItem 3</text:p>
            </text:list-item>
            <text:list-item>
              <text:p text:style-name="P6">ListItem 4</text:p>
            </text:list-item>
          </text:list>
        </text:list-item>
        <text:list-item>
          <text:p text:style-name="P6">ListItem 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Standar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Numbering_20_1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1T12:42:11.73</meta:creation-date>
    <dc:date>2013-02-01T21:20:49.74</dc:date>
    <meta:editing-duration>PT4H30M20S</meta:editing-duration>
    <meta:editing-cycles>8</meta:editing-cycles>
    <meta:generator>OpenOffice.org/3.4.1$Win32 OpenOffice.org_project/341m1$Build-9593</meta:generator>
    <meta:document-statistic meta:table-count="3" meta:image-count="0" meta:object-count="0" meta:page-count="1" meta:paragraph-count="43" meta:word-count="142" meta:character-count="691"/>
  </office:meta>
</office:document-meta>
</file>